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Your public key has been saved in Cclear.pub</text:p>
      <text:p text:style-name="Standard">The key fingerprint is:</text:p>
      <text:p text:style-name="Standard">SHA256:xbjlkYxL/lmPsyXckYiejlhigsEeyy2Svee3b6VOTcA nicolas@nicolas-HP-240-G7-Notebook-PC</text:p>
      <text:p text:style-name="Standard">The key's randomart image is:</text:p>
      <text:p text:style-name="Standard">+---[RSA 3072]----+</text:p>
      <text:p text:style-name="Standard">| <text:s text:c="16"/>|</text:p>
      <text:p text:style-name="Standard">| <text:s text:c="6"/>. = . <text:s text:c="4"/>|</text:p>
      <text:p text:style-name="Standard">| <text:s text:c="7"/>E B <text:s text:c="5"/>|</text:p>
      <text:p text:style-name="Standard">| . <text:s text:c="4"/>o B o . . |</text:p>
      <text:p text:style-name="Standard">| <text:s/>+ <text:s text:c="4"/>S + o o <text:s/>|</text:p>
      <text:p text:style-name="Standard">| = * <text:s text:c="4"/>=.= + . |</text:p>
      <text:p text:style-name="Standard">|o B o o oo* = + <text:s/>|</text:p>
      <text:p text:style-name="Standard">| . o.o.=oo <text:s text:c="2"/>= <text:s text:c="2"/>|</text:p>
      <text:p text:style-name="Standard">| <text:s/>.o..o=+ . . <text:s text:c="3"/>|</text:p>
      <text:p text:style-name="Standard">+----[SHA256]-----+</text:p>
      <text:p text:style-name="Standard"/>
      <text:p text:style-name="Standard">ssh-rsa AAAAB3NzaC1yc2EAAAADAQABAAABgQCeo3besyFWjfI+Q1lFQ4/hFWR3pkaJOOMfaaVsY6BqWbY4/KJTvDAV0fRcN2VjivVqYDt6ePOOaWg06n8illcigTU+Eqi117h7UUP8p34jz2XerLS6s9/Fz4FmL7VGzHkGGT1YO6DSH9o9+6dUIckyO+PqlYB/1Y4Gyqz3iZydV2XEeasSpQ/d4liiCKFUa/oa/EnzG1pffkSp2Hquc51vZ+RcrdfPKs9NtsSgHJkwkWlfnFzwgH33PClen88Lc4B75eg1MOjjjFwooeB1pMRXu2jQVxDnt1CjAiuXy4kNkd6MSXgngVyflq8ZUrpBHxHjuWo4eAcGpffbYp3nep792oM4ln/fl8a5Y6FxL2/WZUHdeBFcZGrYG/UALS7QU30EfTgGWYQy3RFOLwEkW6QgZOEAekLSsNIiniDoTTAjBjN9HtNJ90ra4dxgjP2d7SlGatmbnDyftbyd1f49Bn4K5+h4mkljYdE2ELQ/sxZsim9ph9jgoRyR1GNmevyeryE= <text:a xlink:type="simple" xlink:href="mailto:nicolas@nicolas-HP-240-G7-Notebook-PC" text:style-name="Internet_20_link" text:visited-style-name="Visited_20_Internet_20_Link">nicolas@nicolas-HP-240-G7-Notebook-PC</text:a></text:p>
      <text:p text:style-name="Standard"/>
      <text:p text:style-name="Standard"/>
      <text:p text:style-name="Standard"/>
      <text:p text:style-name="Standard"/>
      <text:p text:style-name="Standard"/>
      <text:p text:style-name="Standard">ssh-keygen -t ed25519 -C "ni-vanico@hotmail.com"</text:p>
      <text:p text:style-name="Standard">Generating public/private ed25519 key pair.</text:p>
      <text:p text:style-name="Standard">Enter file in which to save the key (/home/nicolas/.ssh/id_ed25519): </text:p>
      <text:p text:style-name="Standard">Enter passphrase (empty for no passphrase): </text:p>
      <text:p text:style-name="Standard">Enter same passphrase again: </text:p>
      <text:p text:style-name="Standard">Your identification has been saved in /home/nicolas/.ssh/id_ed25519</text:p>
      <text:p text:style-name="Standard">Your public key has been saved in /home/nicolas/.ssh/id_ed25519.pub</text:p>
      <text:p text:style-name="Standard">The key fingerprint is:</text:p>
      <text:p text:style-name="Standard">SHA256:0bkUPHqGNHc5OowIAT5I71L7n/FmrTRtZUv9tJ9Fguw ni-vanico@hotmail.com</text:p>
      <text:p text:style-name="Standard">The key's randomart image is:</text:p>
      <text:p text:style-name="Standard">+--[ED25519 256]--+</text:p>
      <text:p text:style-name="Standard">| ..... <text:s text:c="2"/>.. <text:s/>. <text:s text:c="2"/>|</text:p>
      <text:p text:style-name="Standard">|.o. . <text:s text:c="2"/>o.+o+ <text:s text:c="3"/>|</text:p>
      <text:p text:style-name="Standard">|. oo . o.B++ . <text:s text:c="2"/>|</text:p>
      <text:p text:style-name="Standard">| <text:s/>o.. . +o*o .. <text:s/>|</text:p>
      <text:p text:style-name="Standard">| . o <text:s text:c="3"/>So..o+..o|</text:p>
      <text:p text:style-name="Standard"><text:soft-page-break/>| <text:s/>. . <text:s text:c="4"/>..+ .+o|</text:p>
      <text:p text:style-name="Standard">| <text:s text:c="4"/>. . o.oE. .o|</text:p>
      <text:p text:style-name="Standard">| <text:s text:c="5"/>. =oo. <text:s text:c="3"/>+|</text:p>
      <text:p text:style-name="Standard">| <text:s text:c="6"/>ooo. <text:s text:c="3"/>..|</text:p>
      <text:p text:style-name="Standard">+----[SHA256]-----+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07:46:47.789507523</meta:creation-date>
    <dc:date>2024-03-14T08:13:37.330217208</dc:date>
    <meta:editing-duration>PT55S</meta:editing-duration>
    <meta:editing-cycles>3</meta:editing-cycles>
    <meta:generator>LibreOffice/7.6.4.1$Linux_X86_64 LibreOffice_project/60$Build-1</meta:generator>
    <meta:document-statistic meta:table-count="0" meta:image-count="0" meta:object-count="0" meta:page-count="2" meta:paragraph-count="37" meta:word-count="184" meta:character-count="1683" meta:non-whitespace-character-count="1437"/>
  </office:meta>
</office:document-meta>
</file>